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rial, sans-serif"/>
    <style:font-face style:name="IBM Plex Sans" svg:font-family="'IBM Plex Sans', system-ui, apple-system, BlinkMacSystemFont, .SFNSText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var font-stack-heading" fo:letter-spacing="normal" fo:font-style="normal" fo:font-weight="normal" officeooo:rsid="00123b6d" officeooo:paragraph-rsid="00123b6d"/>
    </style:style>
    <style:style style:name="P2" style:family="paragraph" style:parent-style-name="Heading_20_1">
      <style:text-properties fo:font-variant="normal" fo:text-transform="none" fo:color="#000000" loext:opacity="100%" style:font-name="IBM Plex Sans" fo:letter-spacing="normal" fo:font-style="normal" fo:font-weight="normal" officeooo:rsid="001f37e9" officeooo:paragraph-rsid="001f37e9"/>
    </style:style>
    <style:style style:name="P3" style:family="paragraph" style:parent-style-name="Heading_20_1">
      <style:text-properties fo:font-variant="normal" fo:text-transform="none" fo:color="#0f1111" loext:opacity="100%" style:font-name="Amazon Ember" fo:font-size="21pt" fo:letter-spacing="normal" fo:font-style="normal" fo:font-weight="normal" officeooo:rsid="0023b378" officeooo:paragraph-rsid="0023b378"/>
    </style:style>
    <style:style style:name="P4" style:family="paragraph" style:parent-style-name="Heading_20_1">
      <style:text-properties fo:font-variant="normal" fo:text-transform="none" fo:color="#0f1111" loext:opacity="100%" style:font-name="Amazon Ember" fo:font-size="21pt" fo:letter-spacing="normal" fo:font-style="normal" fo:font-weight="normal" officeooo:rsid="00250675" officeooo:paragraph-rsid="00250675"/>
    </style:style>
    <style:style style:name="P5" style:family="paragraph" style:parent-style-name="Standard">
      <style:text-properties officeooo:rsid="0011372f" officeooo:paragraph-rsid="0011372f"/>
    </style:style>
    <style:style style:name="P6" style:family="paragraph" style:parent-style-name="Standard">
      <style:text-properties officeooo:rsid="00123b6d" officeooo:paragraph-rsid="00123b6d"/>
    </style:style>
    <style:style style:name="P7" style:family="paragraph" style:parent-style-name="Standard">
      <style:text-properties fo:color="#000000" loext:opacity="100%" officeooo:rsid="00123b6d" officeooo:paragraph-rsid="00123b6d"/>
    </style:style>
    <style:style style:name="P8" style:family="paragraph" style:parent-style-name="Standard">
      <style:text-properties fo:color="#000000" loext:opacity="100%" officeooo:rsid="00157272" officeooo:paragraph-rsid="00157272"/>
    </style:style>
    <style:style style:name="P9" style:family="paragraph" style:parent-style-name="Standard">
      <style:text-properties fo:color="#000000" loext:opacity="100%" officeooo:rsid="0016b146" officeooo:paragraph-rsid="0016b146"/>
    </style:style>
    <style:style style:name="P10" style:family="paragraph" style:parent-style-name="Standard">
      <style:text-properties fo:color="#000000" loext:opacity="100%" officeooo:rsid="00188c23" officeooo:paragraph-rsid="00188c23"/>
    </style:style>
    <style:style style:name="P11" style:family="paragraph" style:parent-style-name="Standard">
      <style:text-properties fo:color="#000000" loext:opacity="100%" officeooo:rsid="00192599" officeooo:paragraph-rsid="00192599"/>
    </style:style>
    <style:style style:name="P12" style:family="paragraph" style:parent-style-name="Standard">
      <style:text-properties fo:color="#000000" loext:opacity="100%" officeooo:rsid="00192599" officeooo:paragraph-rsid="002ae359"/>
    </style:style>
    <style:style style:name="P13" style:family="paragraph" style:parent-style-name="Standard">
      <style:text-properties fo:color="#000000" loext:opacity="100%" officeooo:rsid="00193297" officeooo:paragraph-rsid="00193297"/>
    </style:style>
    <style:style style:name="P14" style:family="paragraph" style:parent-style-name="Standard">
      <style:text-properties fo:color="#000000" loext:opacity="100%" officeooo:rsid="001f37e9" officeooo:paragraph-rsid="001f37e9"/>
    </style:style>
    <style:style style:name="P15" style:family="paragraph" style:parent-style-name="Heading_20_1">
      <style:text-properties fo:color="#000000" loext:opacity="100%" officeooo:rsid="002283b3" officeooo:paragraph-rsid="002283b3"/>
    </style:style>
    <style:style style:name="P16" style:family="paragraph" style:parent-style-name="Standard">
      <style:text-properties fo:color="#000000" loext:opacity="100%" officeooo:rsid="002283b3" officeooo:paragraph-rsid="002283b3"/>
    </style:style>
    <style:style style:name="P17" style:family="paragraph" style:parent-style-name="Heading_20_2">
      <style:text-properties fo:color="#000000" loext:opacity="100%" officeooo:rsid="0023b378" officeooo:paragraph-rsid="0023b378"/>
    </style:style>
    <style:style style:name="P18" style:family="paragraph" style:parent-style-name="Standard">
      <style:text-properties fo:color="#000000" loext:opacity="100%" officeooo:rsid="0023b378" officeooo:paragraph-rsid="0023b378"/>
    </style:style>
    <style:style style:name="P19" style:family="paragraph" style:parent-style-name="Standard">
      <style:text-properties fo:color="#000000" loext:opacity="100%" officeooo:rsid="001fe742" officeooo:paragraph-rsid="001fe742"/>
    </style:style>
    <style:style style:name="P20" style:family="paragraph" style:parent-style-name="Standard">
      <style:text-properties fo:color="#000000" loext:opacity="100%" officeooo:rsid="00250675" officeooo:paragraph-rsid="00250675"/>
    </style:style>
    <style:style style:name="P21" style:family="paragraph" style:parent-style-name="Standard">
      <style:text-properties fo:color="#000000" loext:opacity="100%" officeooo:rsid="00286701" officeooo:paragraph-rsid="00286701"/>
    </style:style>
    <style:style style:name="P22" style:family="paragraph" style:parent-style-name="Standard">
      <style:text-properties fo:color="#000000" loext:opacity="100%" officeooo:rsid="002a343e" officeooo:paragraph-rsid="002a343e"/>
    </style:style>
    <style:style style:name="P23" style:family="paragraph" style:parent-style-name="Standard">
      <style:text-properties fo:color="#000000" loext:opacity="100%" fo:font-weight="bold" officeooo:rsid="00286701" officeooo:paragraph-rsid="00286701" style:font-weight-asian="bold" style:font-weight-complex="bold"/>
    </style:style>
    <style:style style:name="P24" style:family="paragraph" style:parent-style-name="Standard">
      <style:text-properties fo:color="#000000" loext:opacity="100%" fo:font-weight="normal" officeooo:rsid="002a343e" officeooo:paragraph-rsid="002a343e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02d51e2" officeooo:paragraph-rsid="002d51e2" style:font-weight-asian="normal" style:font-weight-complex="normal"/>
    </style:style>
    <style:style style:name="P26" style:family="paragraph" style:parent-style-name="Standard">
      <style:text-properties fo:color="#000000" loext:opacity="100%" officeooo:rsid="003282c0" officeooo:paragraph-rsid="003282c0"/>
    </style:style>
    <style:style style:name="P27" style:family="paragraph" style:parent-style-name="Standard">
      <style:text-properties officeooo:rsid="00157272" officeooo:paragraph-rsid="00157272"/>
    </style:style>
    <style:style style:name="P28" style:family="paragraph" style:parent-style-name="Standard">
      <style:text-properties fo:font-size="20pt" style:text-underline-style="solid" style:text-underline-width="auto" style:text-underline-color="font-color" fo:font-weight="bold" officeooo:rsid="0011372f" officeooo:paragraph-rsid="0011372f" style:font-size-asian="20pt" style:font-weight-asian="bold" style:font-size-complex="20pt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officeooo:rsid="00123b6d" officeooo:paragraph-rsid="00123b6d"/>
    </style:style>
    <style:style style:name="P30" style:family="paragraph" style:parent-style-name="Standard">
      <style:text-properties officeooo:rsid="002283b3" officeooo:paragraph-rsid="002283b3"/>
    </style:style>
    <style:style style:name="P31" style:family="paragraph" style:parent-style-name="Standard">
      <style:text-properties officeooo:rsid="0022961b" officeooo:paragraph-rsid="0022961b"/>
    </style:style>
    <style:style style:name="P32" style:family="paragraph" style:parent-style-name="Standard">
      <style:text-properties officeooo:paragraph-rsid="00286701"/>
    </style:style>
    <style:style style:name="P33" style:family="paragraph" style:parent-style-name="Standard">
      <style:text-properties fo:font-weight="normal" officeooo:rsid="002a343e" officeooo:paragraph-rsid="002a343e" style:font-weight-asian="normal" style:font-weight-complex="normal"/>
    </style:style>
    <style:style style:name="P34" style:family="paragraph" style:parent-style-name="Standard">
      <style:text-properties fo:font-weight="normal" officeooo:rsid="002d51e2" officeooo:paragraph-rsid="002d51e2" style:font-weight-asian="normal" style:font-weight-complex="normal"/>
    </style:style>
    <style:style style:name="P35" style:family="paragraph" style:parent-style-name="Standard">
      <style:text-properties fo:font-weight="normal" officeooo:rsid="002d5e88" officeooo:paragraph-rsid="002d5e88" style:font-weight-asian="normal" style:font-weight-complex="normal"/>
    </style:style>
    <style:style style:name="P36" style:family="paragraph" style:parent-style-name="Standard">
      <style:text-properties fo:font-weight="normal" officeooo:rsid="00330011" officeooo:paragraph-rsid="00330011" style:font-weight-asian="normal" style:font-weight-complex="normal"/>
    </style:style>
    <style:style style:name="P37" style:family="paragraph" style:parent-style-name="Standard">
      <style:text-properties fo:font-weight="normal" officeooo:rsid="003384cb" officeooo:paragraph-rsid="003384cb" style:font-weight-asian="normal" style:font-weight-complex="normal"/>
    </style:style>
    <style:style style:name="P38" style:family="paragraph" style:parent-style-name="Standard">
      <style:text-properties officeooo:rsid="002d51e2" officeooo:paragraph-rsid="002d51e2"/>
    </style:style>
    <style:style style:name="P39" style:family="paragraph" style:parent-style-name="Standard">
      <style:text-properties officeooo:rsid="003384cb" officeooo:paragraph-rsid="003384cb"/>
    </style:style>
    <style:style style:name="P40" style:family="paragraph" style:parent-style-name="Standard">
      <style:text-properties fo:font-variant="normal" fo:text-transform="none" fo:color="#490f99" loext:opacity="100%" style:font-name="Libre Franklin" fo:font-size="9.75pt" fo:letter-spacing="normal" fo:font-style="normal" style:text-underline-style="solid" style:text-underline-width="auto" style:text-underline-color="font-color" fo:font-weight="bold" officeooo:rsid="003384cb" officeooo:paragraph-rsid="003384cb" fo:background-color="#ffffff" style:font-weight-asian="normal" style:font-weight-complex="normal" loext:padding="0in" loext:border="none"/>
    </style:style>
    <style:style style:name="P41" style:family="paragraph" style:parent-style-name="Standard">
      <style:text-properties fo:color="#000000" loext:opacity="100%" officeooo:rsid="001fe742" officeooo:paragraph-rsid="001fe742"/>
    </style:style>
    <style:style style:name="P42" style:family="paragraph" style:parent-style-name="Standard">
      <style:text-properties fo:color="#000000" loext:opacity="100%" officeooo:rsid="0036550f" officeooo:paragraph-rsid="0036550f"/>
    </style:style>
    <style:style style:name="P43" style:family="paragraph" style:parent-style-name="Standard">
      <style:text-properties fo:color="#000000" loext:opacity="100%" officeooo:rsid="00286701" officeooo:paragraph-rsid="00286701"/>
    </style:style>
    <style:style style:name="P44" style:family="paragraph" style:parent-style-name="Standard">
      <style:text-properties fo:color="#000000" loext:opacity="100%" officeooo:rsid="00380400" officeooo:paragraph-rsid="00380400"/>
    </style:style>
    <style:style style:name="P45" style:family="paragraph" style:parent-style-name="Standard">
      <style:text-properties fo:color="#000000" loext:opacity="100%" officeooo:rsid="00193297" officeooo:paragraph-rsid="00193297"/>
    </style:style>
    <style:style style:name="P46" style:family="paragraph" style:parent-style-name="Standard">
      <style:text-properties officeooo:rsid="00123b6d" officeooo:paragraph-rsid="00123b6d"/>
    </style:style>
    <style:style style:name="T1" style:family="text">
      <style:text-properties officeooo:rsid="00142915"/>
    </style:style>
    <style:style style:name="T2" style:family="text">
      <style:text-properties officeooo:rsid="0016b146"/>
    </style:style>
    <style:style style:name="T3" style:family="text">
      <style:text-properties officeooo:rsid="00188c23"/>
    </style:style>
    <style:style style:name="T4" style:family="text">
      <style:text-properties officeooo:rsid="00193297"/>
    </style:style>
    <style:style style:name="T5" style:family="text">
      <style:text-properties officeooo:rsid="001a8fca"/>
    </style:style>
    <style:style style:name="T6" style:family="text">
      <style:text-properties officeooo:rsid="001bb1e6"/>
    </style:style>
    <style:style style:name="T7" style:family="text">
      <style:text-properties officeooo:rsid="001f37e9"/>
    </style:style>
    <style:style style:name="T8" style:family="text">
      <style:text-properties officeooo:rsid="001f70a9"/>
    </style:style>
    <style:style style:name="T9" style:family="text">
      <style:text-properties officeooo:rsid="0022961b"/>
    </style:style>
    <style:style style:name="T10" style:family="text">
      <style:text-properties officeooo:rsid="0026ee13"/>
    </style:style>
    <style:style style:name="T11" style:family="text">
      <style:text-properties fo:font-variant="normal" fo:text-transform="none" fo:color="#c7511f" loext:opacity="100%" style:font-name="Amazon Ember" fo:font-size="18pt" fo:letter-spacing="normal" fo:font-style="normal" style:text-underline-style="solid" style:text-underline-width="auto" style:text-underline-color="font-color" fo:font-weight="normal" loext:padding="0in" loext:border="none"/>
    </style:style>
    <style:style style:name="T12" style:family="text">
      <style:text-properties fo:font-variant="normal" fo:text-transform="none" fo:color="#3f464d" loext:opacity="100%" style:font-name="Libre Franklin" fo:font-size="9.75pt" fo:letter-spacing="normal" fo:font-style="normal" style:text-underline-style="solid" style:text-underline-width="auto" style:text-underline-color="font-color" fo:font-weight="bold" fo:background-color="#ffffff" loext:char-shading-value="0" loext:padding="0in" loext:border="none"/>
    </style:style>
    <style:style style:name="T13" style:family="text">
      <style:text-properties fo:font-variant="normal" fo:text-transform="none" fo:color="#490f99" loext:opacity="100%" style:font-name="Libre Franklin" fo:font-size="9.75pt" fo:letter-spacing="normal" fo:font-style="normal" style:text-underline-style="solid" style:text-underline-width="auto" style:text-underline-color="font-color" fo:font-weight="bold" fo:background-color="#ffffff" loext:char-shading-value="0" loext:padding="0in" loext:border="none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286701"/>
    </style:style>
    <style:style style:name="T16" style:family="text">
      <style:text-properties fo:color="#000000" loext:opacity="100%" fo:font-weight="bold" officeooo:rsid="00286701" style:font-weight-asian="bold" style:font-weight-complex="bold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officeooo:rsid="002a343e"/>
    </style:style>
    <style:style style:name="T19" style:family="text">
      <style:text-properties fo:font-weight="bold" officeooo:rsid="002a343e" style:font-weight-asian="bold" style:font-weight-complex="bold"/>
    </style:style>
    <style:style style:name="T20" style:family="text">
      <style:text-properties fo:font-weight="bold" officeooo:rsid="002ae359" style:font-weight-asian="bold" style:font-weight-complex="bold"/>
    </style:style>
    <style:style style:name="T21" style:family="text">
      <style:text-properties officeooo:rsid="002ae359"/>
    </style:style>
    <style:style style:name="T22" style:family="text">
      <style:text-properties officeooo:rsid="003282c0"/>
    </style:style>
    <style:style style:name="T23" style:family="text">
      <style:text-properties officeooo:rsid="003384cb"/>
    </style:style>
    <style:style style:name="T24" style:family="text">
      <style:text-properties officeooo:rsid="00380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earning elements:</text:p>
      <text:p text:style-name="P30">Quantum physics/superpostion/entanglement overview/<text:span text:style-name="T9">background</text:span></text:p>
      <text:p text:style-name="P30">Necessary Math</text:p>
      <text:p text:style-name="P30">Running on Quantum Hardware</text:p>
      <text:p text:style-name="P30">Explanation of Gates, single and mutliple</text:p>
      <text:p text:style-name="P30">Bloch Sphere</text:p>
      <text:p text:style-name="P31">Programming languages/libraries – Qiskit,Q#,Circ</text:p>
      <text:p text:style-name="P31">Algorithms</text:p>
      <text:p text:style-name="P31">Machine Learning</text:p>
      <text:p text:style-name="P31">Quantum Cryptography</text:p>
      <text:p text:style-name="P27"/>
      <text:p text:style-name="P27"/>
      <text:p text:style-name="P27"/>
      <text:p text:style-name="P27"/>
      <text:p text:style-name="P27"/>
      <text:p text:style-name="P27">Classical computers use von Neumann architecture (process instructions sequentially). <text:s text:c="2"/>Quantums computers use circuits built on quantum gates based on probability</text:p>
      <text:p text:style-name="P5"/>
      <text:p text:style-name="P5"/>
      <text:p text:style-name="P28">Sources</text:p>
      <text:p text:style-name="P5"/>
      <text:p text:style-name="P29">Udemy</text:p>
      <text:p text:style-name="P6"/>
      <text:p text:style-name="P6"><text:a xlink:type="simple" xlink:href="https://www.udemy.com/course/qc101-introduction-to-quantum-computing-quantum-physics-for-beginners/" text:style-name="Internet_20_link" text:visited-style-name="Visited_20_Internet_20_Link">https://www.udemy.com/course/qc101-introduction-to-quantum-computing-quantum-physics-for-beginners/</text:a></text:p>
      <text:p text:style-name="P7"/>
      <text:h text:style-name="P1" text:outline-level="1">QC101 Quantum Computing &amp; Intro to Quantum Machine Learning</text:h>
      <text:p text:style-name="P7"/>
      <text:p text:style-name="P7">Introduces quantum mechanics by exploring photon polarization. <text:span text:style-name="T1">Fundamentals of superpostion and mesaurements. Differences in mesaurement between classical and quantum physics (in qunatum, measurement affects state). <text:s/>In Quantum, all measurements after initial measurement are deterministic.</text:span> Conseqeunce of measurement causing loss of information. <text:s/><text:span text:style-name="T1">Constructing probablities of superpositions through repeated trials.</text:span></text:p>
      <text:p text:style-name="P7"/>
      <text:p text:style-name="P8">Overview of required math/algebra</text:p>
      <text:p text:style-name="P8">Boolean algebra/logic gates/importance of XOR</text:p>
      <text:p text:style-name="P8">Probability basics/mutex/independent/dependent events</text:p>
      <text:p text:style-name="P8">Complex Numbers <text:s/>algebra/<text:span text:style-name="T2">polar/ forms</text:span></text:p>
      <text:p text:style-name="P9">Matrix algebra/<text:span text:style-name="T6">operations</text:span>. <text:s/>Transpose/identity/conjugate/adjoint/Unitary/Hermitian</text:p>
      <text:p text:style-name="P9">Vectors <text:s/>Eigenvetors and Eigenvalues</text:p>
      <text:p text:style-name="P9"/>
      <text:p text:style-name="P9">How quantum cryptography works. <text:span text:style-name="T3">No-cloning theorem.</text:span></text:p>
      <text:p text:style-name="P9"/>
      <text:p text:style-name="P9">Computional basis. <text:s/>Measuring with alternate bases. <text:s/>Dirac “BraKet” notation</text:p>
      <text:p text:style-name="P9"><text:soft-page-break/></text:p>
      <text:p text:style-name="P10">Multi-qubit systems and entanglement.</text:p>
      <text:p text:style-name="P10"/>
      <text:p text:style-name="P10">Brief introdcutions to gates (Paulis, phase (S and T), Hadamard, CNOT, Toffoli(universal gate/fanout), Fredkin.</text:p>
      <text:p text:style-name="P10"/>
      <text:p text:style-name="P10">Estimating state vectors through repeated trials.</text:p>
      <text:p text:style-name="P10"/>
      <text:p text:style-name="P12">Introduction to Q# (models various gates and presents simple algorithms). <text:s/><text:span text:style-name="T21">How to use </text:span><text:span text:style-name="T19">Microsoft Quantum Development Kit. <text:s/></text:span><text:span text:style-name="T20">No real quantum hardware usage shown.</text:span></text:p>
      <text:p text:style-name="P11"/>
      <text:p text:style-name="P11">Introduction to Qiskit (<text:span text:style-name="T4">simple algorithms, quantum cryptography example, Shor’s algorithm</text:span>).</text:p>
      <text:p text:style-name="P11"/>
      <text:p text:style-name="P13">Machine Learning. <text:s/><text:span text:style-name="T5">Use of quantum computing to train ML models. <text:s/>Will revolutionize ML when computers become bigger. <text:s/></text:span><text:span text:style-name="T7">Demonstrated KNN (K Nearest Neignbors) and Classifcation using Support Vector Machines (SVN).</text:span></text:p>
      <text:p text:style-name="P13"/>
      <text:p text:style-name="P13">---------------------------------------</text:p>
      <text:p text:style-name="P13"/>
      <text:p text:style-name="P13"/>
      <text:p text:style-name="P14">IBM Quantum Learning (<text:a xlink:type="simple" xlink:href="https://learning.quantum.ibm.com/" text:style-name="Internet_20_link" text:visited-style-name="Visited_20_Internet_20_Link">https://learning.quantum.ibm.com/</text:a>)</text:p>
      <text:p text:style-name="P14"/>
      <text:h text:style-name="P2" text:outline-level="1">Basics of quantum information</text:h>
      <text:p text:style-name="P14"/>
      <text:p text:style-name="P14">Lesson 1: <text:s/><text:span text:style-name="T8">How quantum information works for a single system (qubit) in isolation. <text:s/>Dirac notation and <text:s/>computational basis vectors. <text:s/>Unitary operators definition. <text:s/>Glosses over definition of transpose and conjugate matrices. <text:s/>Assumes knowledge of complex numbers.</text:span></text:p>
      <text:p text:style-name="P14"/>
      <text:p text:style-name="P19">Lesson 2: <text:s/>How quantum information works for multiple systems (qubits). <text:s/><text:span text:style-name="T22">Tensor products. <text:s/>Measurement and operations on mutiple classical (independent) and quantum (dependent/entangled) systems. <text:s/>Heavy math. <text:s/>Formal definition of controlled operation.</text:span></text:p>
      <text:p text:style-name="P19"/>
      <text:p text:style-name="P42">Lesson 3: <text:s/>Introduces quantum circuits (first overviews classical circuits). <text:s/>Uses qiskit to create basic circuits. <text:s/>Introduces the Bell states. <text:s/>More linear algebra (orthonormality, inner products and projections), global phases, no-cloning theorm, non-discrimination of non-orthonormal sets.</text:p>
      <text:p text:style-name="P19"/>
      <text:p text:style-name="P19"/>
      <text:p text:style-name="P19">-----------------------------------------------</text:p>
      <text:p text:style-name="P19"/>
      <text:p text:style-name="P16">LinkedIn Learning</text:p>
      <text:p text:style-name="P26">h.</text:p>
      <text:h text:style-name="P15" text:outline-level="1">Understanding Quantum Computing</text:h>
      <text:p text:style-name="P16"/>
      <text:p text:style-name="P16"><text:a xlink:type="simple" xlink:href="https://www.linkedin.com/learning/quantum-computing-fundamentals/learn-quantum-computing" text:style-name="Internet_20_link" text:visited-style-name="Visited_20_Internet_20_Link">https://www.linkedin.com/learning/quantum-computing-fundamentals/learn-quantum-computing</text:a></text:p>
      <text:p text:style-name="P16"><text:soft-page-break/></text:p>
      <text:p text:style-name="P16">Math: <text:s/>Very quick overview.</text:p>
      <text:p text:style-name="P16">Bloch Sphere: <text:s/>Very strong, integrates Bloch Sphere into all explanation of the gates</text:p>
      <text:p text:style-name="P16">Gates: <text:s/>In-depth overview of the most common gates. <text:s/>Deeply integrates Bloch Sphere.</text:p>
      <text:p text:style-name="P16">Quantum Hardware: <text:s/>Introduction to IBM Quantum, but outdated. <text:s/>Need to read IBM docs to get it to work.</text:p>
      <text:p text:style-name="P16">Algorithms: <text:s/>Good overviews of quantum teleportation, superdense coding,</text:p>
      <text:p text:style-name="P16">Programming: <text:s/>Plenty of Qiskit examples. <text:s/>Covers all gates and algorithms listed.</text:p>
      <text:p text:style-name="P16"/>
      <text:p text:style-name="P18">Overall a top choice for variety and accessible and entertaining teaching style.</text:p>
      <text:p text:style-name="P18"/>
      <text:p text:style-name="P18"/>
      <text:p text:style-name="P18">------------------------------------------------------------------------------</text:p>
      <text:p text:style-name="P18"/>
      <text:h text:style-name="P3" text:outline-level="1"><text:bookmark text:name="productTitle"/><text:bookmark text:name="title"/>Essential Mathematics for Quantum Computing: A beginner's guide to just the math you need without needless complexities</text:h>
      <text:h text:style-name="P17" text:outline-level="2"><text:a xlink:type="simple" xlink:href="https://www.amazon.com/Leonard-Spencer-Woody-III/e/B09V3D5VZV/ref=aufs_dp_mata_dsk" text:style-name="Internet_20_link" text:visited-style-name="Visited_20_Internet_20_Link"><text:span text:style-name="T11">Leonard Spencer Woody III</text:span></text:a></text:h>
      <text:p text:style-name="P18"/>
      <text:p text:style-name="P18"/>
      <text:p text:style-name="P18"><text:a xlink:type="simple" xlink:href="https://www.amazon.com/Essential-Mathematics-Quantum-Computing-complexities/dp/1801073147/" text:style-name="Internet_20_link" text:visited-style-name="Visited_20_Internet_20_Link">https://www.amazon.com/Essential-Mathematics-Quantum-Computing-complexities/dp/1801073147/</text:a></text:p>
      <text:p text:style-name="P18"/>
      <text:p text:style-name="P16"/>
      <text:p text:style-name="P20">Entire book covers essentail mathematics for quantum computing including advanced topics. <text:s/>Go to book for mathematics. <text:s/>No other coverage in other areas of quantum computing. </text:p>
      <text:p text:style-name="P20"/>
      <text:p text:style-name="P20">Vector spaces/Linear independence and transformations and basis/<text:span text:style-name="T10">matrices/</text:span>complex numbers/Eigenvectors and Eigenvalues/ <text:span text:style-name="T10">operators(Hermitian/Unitary among others)/Bra-ket notation/Matrix decomposition.</text:span></text:p>
      <text:p text:style-name="P20"/>
      <text:p text:style-name="P20">--------------------------------------------------------------------------------------------------------------</text:p>
      <text:p text:style-name="P20"/>
      <text:h text:style-name="P4" text:outline-level="1"><text:bookmark text:name="productTitle1"/><text:bookmark text:name="title1"/>Quantum Computing Experimentation with Amazon Braket: Explore Amazon Braket quantum computing to solve combinatorial optimization problems</text:h>
      <text:p text:style-name="P21">Alex Khan</text:p>
      <text:p text:style-name="P20"/>
      <text:p text:style-name="P20"><text:a xlink:type="simple" xlink:href="https://www.amazon.com/Quantum-Computing-Experimentation-Amazon-Braket/dp/1800565267/" text:style-name="Internet_20_link" text:visited-style-name="Visited_20_Internet_20_Link">https://www.amazon.com/Quantum-Computing-Experimentation-Amazon-Braket/dp/1800565267/</text:a></text:p>
      <text:p text:style-name="P20"><text:soft-page-break/></text:p>
      <text:p text:style-name="P21">Not the first source for learning but a great followup</text:p>
      <text:p text:style-name="P21"/>
      <text:p text:style-name="P21">Hardware: <text:s/>Focuses exclusively on Amazon Braket. <text:s/>Overview of different types of quantum computers (annealing-based, gate-based, neutral atom based) available on Amazon Braket (at various times). <text:s/><text:span text:style-name="T24">Provides code for estimating cost on Amazon Braket devices (real and simulators).d</text:span></text:p>
      <text:p text:style-name="P21"/>
      <text:p text:style-name="P44">Chapter on quantum annealers with examples of optimizatoion problems.</text:p>
      <text:p text:style-name="P44"/>
      <text:p text:style-name="P44">Introduction to gates using Bloch Sphere although very limited. <text:s/>Use of tensor products on individual wires to formulate unitary description of circuit. <text:s/>Braket code for building circuits.</text:p>
      <text:p text:style-name="P21"/>
      <text:p text:style-name="P44">Very shallow introduction to circuits.</text:p>
      <text:p text:style-name="P21"/>
      <text:p text:style-name="P21">Programming: <text:s/>Uses Amazon Braket SDK for Python</text:p>
      <text:p text:style-name="P21"/>
      <text:p text:style-name="P21"/>
      <text:p text:style-name="P21"/>
      <text:p text:style-name="P21"/>
      <text:p text:style-name="P21">----------------------------------------------------------------------------------------------</text:p>
      <text:p text:style-name="P21"/>
      <text:p text:style-name="P22">Pluralsight</text:p>
      <text:p text:style-name="P21"/>
      <text:p text:style-name="P32"><text:span text:style-name="T15"><text:s/></text:span>Quantum Computing: Getting Started with Q# <text:span text:style-name="T18">by </text:span><text:a xlink:type="simple" xlink:href="https://app.pluralsight.com/profile/author/chuck-bates" office:target-frame-name="_blank" xlink:show="new" text:style-name="Internet_20_link" text:visited-style-name="Visited_20_Internet_20_Link"><text:span text:style-name="T16">Chuck Bates</text:span></text:a></text:p>
      <text:p text:style-name="P23"/>
      <text:p text:style-name="P32"><text:a xlink:type="simple" xlink:href="https://app.pluralsight.com/library/courses/quantum-computing-getting-started-q-sharp" text:style-name="Internet_20_link" text:visited-style-name="Visited_20_Internet_20_Link"><text:span text:style-name="T16">https://app.pluralsight.com/library/courses/quantum-computing-getting-started-q-sharp</text:span></text:a></text:p>
      <text:p text:style-name="P23"/>
      <text:p text:style-name="P23"/>
      <text:p text:style-name="P33"><text:span text:style-name="T15">I</text:span><text:span text:style-name="T14">ntroduction to the Microsoft Quantum Development Kit and Q#</text:span></text:p>
      <text:p text:style-name="P24">Doesn’t show how to run on quantum hardware</text:p>
      <text:p text:style-name="P24">Focus on Quantum Teleportation</text:p>
      <text:p text:style-name="P24"/>
      <text:p text:style-name="P24"/>
      <text:p text:style-name="P24">-----------------------------------------------------------------------------------------</text:p>
      <text:p text:style-name="P24"/>
      <text:p text:style-name="P25">Website</text:p>
      <text:p text:style-name="P25"/>
      <text:p text:style-name="P38"><text:span text:style-name="T17">Quantum Country - </text:span><text:a xlink:type="simple" xlink:href="https://quantum.country/" text:style-name="Internet_20_link" text:visited-style-name="Visited_20_Internet_20_Link">https://quantum.country/</text:a></text:p>
      <text:p text:style-name="P38"/>
      <text:p text:style-name="P39">Gates are introduced in the context of quantum concepts and philosopy instead of just listing the gates. </text:p>
      <text:p text:style-name="P25"/>
      <text:p text:style-name="P25">Assumes prior familiarity with mathematical concepts such as complex numbers and linear algebra.</text:p>
      <text:p text:style-name="P34">Uses a learning machanism known as “spaced-repetition” to help readers remember concepts.</text:p>
      <text:p text:style-name="P34"/>
      <text:p text:style-name="P34"><text:a xlink:type="simple" xlink:href="https://quantum.country/qcvc" text:style-name="Internet_20_link" text:visited-style-name="Visited_20_Internet_20_Link"><text:span text:style-name="T12">Quantum computing for the very curious</text:span></text:a></text:p>
      <text:p text:style-name="P34"/>
      <text:p text:style-name="P35">Part 1 – state of a qubit, |0&gt;, |1&gt;, qubit state as linear combination of basis states.</text:p>
      <text:p text:style-name="P36">Part 2 – introduction to X and H gates. <text:s/>How they are reversible. <text:s/><text:span text:style-name="T23">Effect of measurement on quantum system. <text:s/>Using H gate before measurement to determine state os system. <text:s/>What is a unitary operation </text:span><text:soft-page-break/><text:span text:style-name="T23">and why it is important (unitary operations preserve unit length). <text:s/>Introduces Y and Z gates. Introduces CNOT gate and entanglement.</text:span></text:p>
      <text:p text:style-name="P37">Part 3 – Why qunatum computers are used over claasical. <text:s/>Quantum computers as universal computer?</text:p>
      <text:p text:style-name="P37">Introduction to global phase factor. <text:s/>Introduction of Toffoli gate.</text:p>
      <text:p text:style-name="P37"/>
      <text:p text:style-name="P37"><text:a xlink:type="simple" xlink:href="https://quantum.country/search#top" text:style-name="Internet_20_link" text:visited-style-name="Visited_20_Internet_20_Link"><text:span text:style-name="T13">How the quantum search algorithm works</text:span></text:a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## Overview</text:p>
      <text:p text:style-name="P40"/>
      <text:p text:style-name="P40">Quantum computing technology is poised to revolutionize the way we solve complex problems beyond the grasp of traditional computers. <text:s/>The technology grows every day as computers become larger and quantum algorithms more sophisticated. Quantum computers will profoundly influence Artificial Intelligence, cryptography and aid scientific discovery such as predicting how a protein will fold.</text:p>
      <text:p text:style-name="P40"/>
      <text:p text:style-name="P40">Recently I began a journey to learn the basics of quantum computing. <text:s/>Along the way, I evaluated many educational sources. <text:s/>I want to share my findings so far. </text:p>
      <text:p text:style-name="P40"/>
      <text:p text:style-name="P40">Learning quantum computing is a challenge in part because it is totally different from current, traditional computing. <text:s/>No matter how big or small, today's computers all operate on electrical circuits. <text:s/>Quantum computers at their core do not. <text:s/>They exploit the principles of quantum physics such as superposition and entanglement to provide much more efficient <text:s/>computations. <text:s/>Quantum computers will not replace today's computers but complement them with their ability to solve complex problems relatively quickly.</text:p>
      <text:p text:style-name="P40"/>
      <text:p text:style-name="P40">In this article, I outline the main areas one must study to get started designing quantum algorithms and which sources of information I found useful. <text:s/>No single source of information is exhaustive. <text:s/>Moreover, different sources offer varied perspectives. <text:s/>I found it useful to absorb these different philosophies.</text:p>
      <text:p text:style-name="P40"/>
      <text:p text:style-name="P40"/>
      <text:p text:style-name="P40">## Areas of Study</text:p>
      <text:p text:style-name="P40"/>
      <text:p text:style-name="P40">The following list shows what I believe are the main areas of study for the beginner: first</text:p>
      <text:p text:style-name="P40"/>
      <text:p text:style-name="P40">- Overview of quantum physics</text:p>
      <text:p text:style-name="P40">- Necessary Math</text:p>
      <text:p text:style-name="P40">- Explanation of qubits and gates</text:p>
      <text:p text:style-name="P40">- Bloch Sphere</text:p>
      <text:p text:style-name="P40">- Programming languages/libraries</text:p>
      <text:p text:style-name="P40">- Running on simulators and quantum hardware</text:p>
      <text:p text:style-name="P40"/>
      <text:p text:style-name="P40">I will cover more advanced topics such as algorithms, machine learning and quantum cryptography for later articles. <text:s/>I found it essential become comfortable with the above list toe <text:s/>start.</text:p>
      <text:p text:style-name="P40"/>
      <text:p text:style-name="P40">### Overview of quantum physics</text:p>
      <text:p text:style-name="P40"/>
      <text:p text:style-name="P40">The word 'quantum' has grown in popularity. <text:s/>It is used as a description for many things. <text:s/>Most are at best loosely related to actual quantum physics. <text:s/>Quantum computing has certainly earned the privilege to use the word as the computational model is based on quantum physics.</text:p>
      <text:p text:style-name="P40"><text:soft-page-break/></text:p>
      <text:p text:style-name="P40">I came into my studies of quantum computing with a layman's understanding of the physics. <text:s/>I have read many popular books on the subject and am intrigued by the philosophical implications. <text:s text:c="2"/>I have a science background insofar as I have an engineering degree. <text:s/>So I felt comfortable with the concepts.</text:p>
      <text:p text:style-name="P40"/>
      <text:p text:style-name="P40">Many physical concepts in quantum physics have no everyday counterpart to help explain behavior. <text:s/>They make no sense on the surface yet they explain the natural world brilliantly. Most sources I digested give a brief overview of superposition and entanglement but basically assume you are comfortable moving ahead.</text:p>
      <text:p text:style-name="P40"/>
      <text:p text:style-name="P40">I want to single out one particular source which dedicates a good amount of time introducing the physics. <text:s/>Udemy has a course entitled [QC101 Quantum Computing &amp; Intro to Quantum Machine Learning] (https://www.udemy.com/course/qc101-introduction-to-quantum-computing-quantum-physics-for-beginners/) which gently introduces superposition and quantum measurements using photon polarization. <text:s/>They even encourage the reader to purchase inexpensive equipment as an aid to observing the strangeness of quantum physics. <text:s/>It's a great introduction to prepare you without getting into the weeds. <text:s/>The video course was one of the first sources I used to learn quantum computing and I will mention it again later.</text:p>
      <text:p text:style-name="P40"/>
      <text:p text:style-name="P40">Wait though, do you really need to understand these physical concepts to do quantum computing? <text:s/>I believe the answer is a definite yes. <text:s/>At times they defy common sense but are easy to accept.</text:p>
      <text:p text:style-name="P40"/>
      <text:p text:style-name="P40">### Necessary math</text:p>
      <text:p text:style-name="P40"/>
      <text:p text:style-name="P40">It is impossible to do anything useful in quantum computing without having the mathematical background for support. <text:s/>Luckily, there are many great sources out there to teach you the required concepts at least to begin. <text:s/>As you move deeper into quantum computing more math is necessary. <text:s/></text:p>
      <text:p text:style-name="P40"/>
      <text:p text:style-name="P40">This might sound dreadful for many readers. <text:s/>But there is no way around it. <text:s/>However, I believe anybody who had an aptitude for math in high school can do well with a little patience. <text:s/>Before starting, I hadn't done any math since college and most of the required math for quantum computing was new to me. <text:s/>Personally, I find the math beautiful in a way and that has definitely helped me. <text:s/></text:p>
      <text:p text:style-name="P40"/>
      <text:p text:style-name="P40">The essential math requirements to start are: linear algebra, Boolean algebra, probability, and complex numbers. <text:s/>All of these areas intersect at quantum computing. <text:s/>Put a big emphasis on linear algebra. <text:s/>It goes far beyond anything learned in high school.</text:p>
      <text:p text:style-name="P40"/>
      <text:p text:style-name="P40">Just as the sources I digested varied on the depth of quantum physics basics, they also greatly vary on what they assume you already know about the math. <text:s/>Consequently, some sources were more useful to me at the very beginning and when I started to become comfortable other sources picked up the pace. <text:s/>Therefore, I will introduce sources based on points on the learning curve.</text:p>
      <text:p text:style-name="P40"/>
      <text:p text:style-name="P40">The aforementioned Udemy course [QC101 Quantum Computing &amp; Intro to Quantum Machine Learning] (https://www.udemy.com/course/qc101-introduction-to-quantum-computing-quantum-physics-for-beginners/) should be near the beginning for people learning the required math. <text:s/>The author patiently and gently introduces all essential requirements listed above. <text:s/>Take good notes as the information grows over time. <text:s/>The points learned here will be reinforced by other sources.</text:p>
      <text:p text:style-name="P40"/>
      <text:p text:style-name="P40">I found a wonderful book called [Essential Mathematics for Quantum Computing: A beginner's guide to just the math you need without needless complexities by Leonard Spencer Woody III] (https://www.amazon.com/Essential-Mathematics-Quantum-Computing-complexities/dp/1801073147/). <text:s/>It leans in a little deeper. <text:s/>Among the subjects <text:soft-page-break/>are: vector spaces, linear independence and transformations, linear basis, matrices, complex numbers, Eigenvectors and Eigenvalues, types of operators(Hermitian/Unitary among others), Bra-ket notation and matrix decomposition. <text:s/>Explaining all these concepts in a book is daunting but the author manages it well. <text:s/>I understood most of it but had to reread many sections to let it sink in.</text:p>
      <text:p text:style-name="P40"/>
      <text:p text:style-name="P40">From there, other sources I used assumed a bit of prior knowledge. <text:s/>Armed with knowledge from the previous sources, the other sources often reinforced what I already learned and led me even deeper. <text:s/>IBM is a great resource for everything quantum computing. <text:s/>They provide a comprehensive educational track. I want to point out their introductory course [Basics of quantum information] (https://learning.quantum.ibm.com/) presents quantum computing concepts with a heavy emphasis on math. The presented math is more challenging than other sources but worth every second. <text:s/>The instructor punctuates concepts with interesting mathematical proofs. <text:s/>Again, it assumes some prior math knowledge but you should have it at this point.</text:p>
      <text:p text:style-name="P40"/>
      <text:p text:style-name="P40">Personally, the math required for quantum computing is the most challenging aspect of learning. <text:s/>I still struggle with some concepts. <text:s/>But I believe they will eventually come to me over time. <text:s/>I find it helpful that many sources of learning tend to repeat many of the same concepts. <text:s/></text:p>
      <text:p text:style-name="P40"/>
      <text:p text:style-name="P40">### Explanation of qubits and gates</text:p>
      <text:p text:style-name="P40"/>
      <text:p text:style-name="P40">The basic unit of information in common (classical) computing is the bit. <text:s/>In quantum computing, qubits hold information. <text:s text:c="2"/>Gates manipulate bits in classical computing to produce desired outcomes. <text:s/>Gates (in gate-based quantum computers) are also used in quantum computing to manipulate qubits. However, they are of a vastly different nature. <text:s/>The most common type of quantum computers are gate-based thus almost all sources of information relate to that paradigm.</text:p>
      <text:p text:style-name="P40"/>
      <text:p text:style-name="P40">Most sources I encountered and studied explain at least the basics of quantum gates. <text:s/>Again, sources vary in the depth of explanation. Some are more suitable for beginners than others. <text:s/>I found an impressive introduction to qubits and gates in the LinkedIn Learning course [Understanding Quantum Computing] (https://www.linkedin.com/learning/quantum-computing-fundamentals/learn-quantum-computing). <text:s/>The instructors seem to anticipate any difficulties users might have in understanding the concepts. <text:s/>The Bloch Sphere is a powerful tool to understand the state of a qubit. <text:s/>But it can be difficult to explain. <text:s/>The authors take a novel approach to teaching the Bloch Sphere by using decorated beach balls. <text:s/>They proceed to use the balls to introduce what each gate does to a qubit. <text:s/>It is very powerful and is worth beyond the price of the platform. <text:s/></text:p>
      <text:p text:style-name="P40"/>
      <text:p text:style-name="P40">I experienced some very artful and nuanced ways of explaining quantum gates. <text:s/>For instance, check out the website [Quantum Country] (https://quantum.country/), a must-have resource for all beginners. <text:s/>The website contains a series of articles, the first being 'Quantum computing for the very curious'. <text:s/>The article gradually builds up the reader's knowledge of gates by presenting them within the context of related quantum concepts. <text:s/>The articles are extremely well-written and employ a learning technique called 'spaced-repetition' to embed concepts in the reader's mind.</text:p>
      <text:p text:style-name="P40"/>
      <text:p text:style-name="P40">A successful quantum developer knows how use quantum gates to build up 'circuits'. <text:s/>Similar to classical computing, these circuits run algorithms to obtain the desired result. <text:s/>Information resources for designing algorithms is beyond the scope of this article, however, I will cover them in a future article. <text:s/>I still have more to learn! <text:s text:c="3"/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rial, sans-serif"/>
    <style:font-face style:name="IBM Plex Sans" svg:font-family="'IBM Plex Sans', system-ui, apple-system, BlinkMacSystemFont, .SFNSText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3:58:37.491121381</meta:creation-date>
    <dc:date>2024-02-19T16:47:45.546086172</dc:date>
    <meta:editing-duration>PT4H29M5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7" meta:paragraph-count="117" meta:word-count="2214" meta:character-count="16355" meta:non-whitespace-character-count="14112"/>
  </office:meta>
</office:document-meta>
</file>